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.0398in" fo:margin-bottom="0.0398in" loext:contextual-spacing="false" fo:line-height="200%"/>
      <style:text-properties officeooo:rsid="001f56cd" officeooo:paragraph-rsid="001f56cd"/>
    </style:style>
    <style:style style:name="P2" style:family="paragraph" style:parent-style-name="Standard" style:list-style-name="L1">
      <style:paragraph-properties fo:margin-top="0.0398in" fo:margin-bottom="0.0398in" loext:contextual-spacing="false" fo:line-height="200%"/>
      <style:text-properties officeooo:rsid="00291590" officeooo:paragraph-rsid="00291590"/>
    </style:style>
    <style:style style:name="P3" style:family="paragraph" style:parent-style-name="Standard" style:list-style-name="Numbering_20_123" style:master-page-name="">
      <loext:graphic-properties draw:fill="none"/>
      <style:paragraph-properties fo:margin-left="0.5in" fo:margin-right="0in" fo:margin-top="0.0398in" fo:margin-bottom="0.0398in" loext:contextual-spacing="false" fo:line-height="200%" fo:text-indent="-0.25in" style:auto-text-indent="false" style:page-number="auto" fo:background-color="transparent"/>
      <style:text-properties officeooo:rsid="001f56cd" officeooo:paragraph-rsid="001f56cd"/>
    </style:style>
    <style:style style:name="T1" style:family="text">
      <style:text-properties officeooo:rsid="001f56c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2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92090781" text:style-name="L1">
        <text:list-item>
          <text:p text:style-name="P1">First Entry.</text:p>
        </text:list-item>
        <text:list-item>
          <text:p text:style-name="P2">Second Entry.</text:p>
        </text:list-item>
        <text:list-item>
          <text:p text:style-name="P2">Third Entry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>
      <style:text-properties officeooo:rsid="001f56c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 text:start-value="22">
        <style:list-level-properties text:list-level-position-and-space-mode="label-alignment">
          <style:list-level-label-alignment text:label-followed-by="space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1T20:18:21.289343351</meta:creation-date>
    <dc:date>2020-07-07T15:46:57.922560317</dc:date>
    <meta:editing-duration>PT10M23S</meta:editing-duration>
    <meta:editing-cycles>10</meta:editing-cycles>
    <meta:generator>LibreOffice/6.3.6.2$Linux_X86_64 LibreOffice_project/30$Build-2</meta:generator>
    <meta:document-statistic meta:table-count="0" meta:image-count="0" meta:object-count="0" meta:page-count="1" meta:paragraph-count="3" meta:word-count="9" meta:character-count="43" meta:non-whitespace-character-count="40"/>
  </office:meta>
</office:document-meta>
</file>